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945" officeooo:paragraph-rsid="00061945"/>
    </style:style>
    <style:style style:name="P2" style:family="paragraph" style:parent-style-name="Standard">
      <style:text-properties officeooo:paragraph-rsid="00065b87"/>
    </style:style>
    <style:style style:name="T1" style:family="text">
      <style:text-properties officeooo:rsid="00061945"/>
    </style:style>
    <style:style style:name="T2" style:family="text">
      <style:text-properties fo:language="th" fo:country="TH"/>
    </style:style>
    <style:style style:name="T3" style:family="text">
      <style:text-properties fo:language="th" fo:country="TH" officeooo:rsid="00065b87"/>
    </style:style>
    <style:style style:name="T4" style:family="text">
      <style:text-properties style:language-complex="th" style:country-complex="T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บรรณานุกรม</text:p>
      <text:p text:style-name="P2"><text:span text:style-name="T1">บทที่ 1 รู้จักกับแอนดรอยด์.สืบค้นเมื่อ 9 มิถุนายน 2560, จากhttp://www.sourcecode.in.th/articles.php?id=71</text:span></text:p>
      <text:p text:style-name="P2"><text:bookmark text:name="firstHeading"/><text:span text:style-name="T4">แอนดรอยด์ </text:span><text:span text:style-name="T2">(</text:span><text:span text:style-name="T4">ระบบปฏิบัติการ</text:span><text:span text:style-name="T2">)</text:span><text:span text:style-name="T3">.สืบค้นเมื่อ 9 มิถุนายน 2560, จาก https://th.wikipedia.org/wiki/แอนดรอยด์_(ระบบปฏิบัติการ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4:30:33.811760616</meta:creation-date>
    <dc:date>2017-06-09T14:45:31.663585284</dc:date>
    <meta:editing-duration>PT4M47S</meta:editing-duration>
    <meta:editing-cycles>1</meta:editing-cycles>
    <meta:document-statistic meta:table-count="0" meta:image-count="0" meta:object-count="0" meta:page-count="1" meta:paragraph-count="3" meta:word-count="104" meta:character-count="203" meta:non-whitespace-character-count="191"/>
    <meta:generator>LibreOffice/5.1.6.2$Linux_X86_64 LibreOffice_project/10m0$Build-2</meta:generator>
  </office:meta>
</office:document-meta>
</file>